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bottom"/>
    </style:style>
    <style:style style:name="gr2" style:family="graphic" style:parent-style-name="standard">
      <style:graphic-properties draw:textarea-horizontal-align="center" draw:textarea-vertical-align="bottom"/>
    </style:style>
    <style:style style:name="gr3" style:family="graphic" style:parent-style-name="standard">
      <style:graphic-properties svg:stroke-color="#000000" draw:fill="solid" draw:fill-color="#e6e6ff" draw:textarea-horizontal-align="center" draw:textarea-vertical-align="bottom"/>
    </style:style>
    <style:style style:name="gr4" style:family="graphic" style:parent-style-name="standard">
      <style:graphic-properties draw:fill="solid" draw:fill-color="#94bd5e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textarea-horizontal-align="center" draw:textarea-vertical-align="middle"/>
    </style:style>
    <style:style style:name="gr7" style:family="graphic" style:parent-style-name="standard">
      <style:graphic-properties draw:fill="solid" draw:fill-color="#47b8b8" draw:textarea-horizontal-align="center" draw:textarea-vertical-align="middle"/>
    </style:style>
    <style:style style:name="gr8" style:family="graphic" style:parent-style-name="standard">
      <style:graphic-properties svg:stroke-width="0.102cm" svg:stroke-color="#4c4c4c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cc6633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cc6633" draw:marker-start-width="0.352cm" draw:marker-end="Arrow" draw:marker-end-width="0.452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cc6633" draw:marker-start-width="0.352cm" draw:marker-end="Arrow" draw:marker-end-width="0.452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cc6633" draw:textarea-horizontal-align="center" draw:textarea-vertical-align="middle"/>
    </style:style>
    <style:style style:name="gr14" style:family="graphic" style:parent-style-name="standard">
      <style:graphic-properties svg:stroke-width="0.102cm" svg:stroke-color="#cc6633" draw:marker-start-width="0.352cm" draw:marker-end="" draw:marker-end-width="0.452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e6e6ff" draw:textarea-horizontal-align="center" draw:textarea-vertical-align="middle"/>
    </style:style>
    <style:style style:name="gr16" style:family="graphic" style:parent-style-name="standard">
      <style:graphic-properties draw:fill="solid" draw:fill-color="#cc6633" draw:textarea-horizontal-align="center" draw:textarea-vertical-align="middle"/>
    </style:style>
    <style:style style:name="gr17" style:family="graphic" style:parent-style-name="standard" style:list-style-name="L1">
      <style:graphic-properties draw:fill="solid" draw:fill-color="#99ccff" draw:textarea-horizontal-align="center" draw:textarea-vertical-align="middle"/>
    </style:style>
    <style:style style:name="gr18" style:family="graphic" style:parent-style-name="standard" style:list-style-name="L1">
      <style:graphic-properties draw:fill="solid" draw:fill-color="#47b8b8"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Arial" style:font-family-generic="roman" style:font-pitch="variable" fo:font-size="14pt" fo:font-weight="bold" style:letter-kerning="true" style:font-size-asian="14pt" style:font-weight-asian="bold" style:font-family-complex="Mangal" style:font-family-generic-complex="system" style:font-pitch-complex="variable" style:font-size-complex="14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922cm" svg:height="5.08cm" svg:x="35.671cm" svg:y="18.526cm">
          <text:p text:style-name="P1"><text:span text:style-name="T1">KEY</text:span></text:p>
        </draw:rect>
        <draw:rect draw:style-name="gr2" draw:text-style-name="P2" draw:layer="layout" svg:width="10.922cm" svg:height="8.382cm" svg:x="35.544cm" svg:y="7.35cm">
          <text:p text:style-name="P2">Various Other Stuff</text:p>
        </draw:rect>
        <draw:rect draw:style-name="gr3" draw:text-style-name="P2" draw:layer="layout" svg:width="4.319cm" svg:height="5.079cm" svg:x="17.001cm" svg:y="10.652cm">
          <text:p text:style-name="P2">Estimation</text:p>
        </draw:rect>
        <draw:rect draw:style-name="gr3" draw:text-style-name="P2" draw:layer="layout" svg:width="9.082cm" svg:height="9.017cm" svg:x="7.412cm" svg:y="10.652cm">
          <text:p text:style-name="P2">Sensors</text:p>
        </draw:rect>
        <draw:rect draw:style-name="gr4" draw:text-style-name="P2" draw:layer="layout" svg:width="12.7cm" svg:height="4.572cm" svg:x="3.222cm" svg:y="2.46cm">
          <text:p text:style-name="P2">updater</text:p>
        </draw:rect>
        <draw:rect draw:style-name="gr3" draw:text-style-name="P2" draw:layer="layout" svg:width="4.382cm" svg:height="5.079cm" svg:x="2.523cm" svg:y="10.652cm">
          <text:p text:style-name="P2">Actuators</text:p>
        </draw:rect>
        <draw:rect draw:style-name="gr5" draw:text-style-name="P2" draw:layer="layout" svg:width="3.81cm" svg:height="4.89cm" svg:x="7.667cm" svg:y="13.636cm">
          <text:p text:style-name="P2"><text:span text:style-name="T2">Sensor</text:span></text:p>
          <text:p text:style-name="P2"><text:span text:style-name="T2">drivers</text:span></text:p>
          <text:p text:style-name="P2"><text:span text:style-name="T3">L3G4200D, </text:span></text:p>
          <text:p text:style-name="P2"><text:span text:style-name="T3">Sharp IR Ranger, </text:span></text:p>
          <text:p text:style-name="P2"><text:span text:style-name="T3">wheel encoders</text:span></text:p>
        </draw:rect>
        <draw:rect draw:style-name="gr6" draw:text-style-name="P2" draw:layer="layout" svg:width="6.35cm" svg:height="1.524cm" svg:x="24.876cm" svg:y="3.54cm">
          <text:p text:style-name="P2">autonomousMode</text:p>
        </draw:rect>
        <draw:rect draw:style-name="gr5" draw:text-style-name="P2" draw:layer="layout" svg:width="3.81cm" svg:height="2.286cm" svg:x="17.255cm" svg:y="12.493cm">
          <text:p text:style-name="P2">Kalman</text:p>
          <text:p text:style-name="P2">filter</text:p>
        </draw:rect>
        <draw:rect draw:style-name="gr7" draw:text-style-name="P2" draw:layer="layout" svg:width="3.81cm" svg:height="2.286cm" svg:x="2.841cm" svg:y="12.493cm">
          <text:p text:style-name="P2">Servo</text:p>
          <text:p text:style-name="P2">drivers</text:p>
        </draw:rect>
        <draw:rect draw:style-name="gr5" draw:text-style-name="P2" draw:layer="layout" svg:width="3.81cm" svg:height="2.286cm" svg:x="2.841cm" svg:y="10.207cm">
          <text:p text:style-name="P2"><text:span text:style-name="T3">setThrottle()</text:span></text:p>
          <text:p text:style-name="P2"><text:span text:style-name="T3">setSteering()</text:span></text:p>
        </draw:rect>
        <draw:rect draw:style-name="gr5" draw:text-style-name="P2" draw:layer="layout" svg:width="3.81cm" svg:height="3.429cm" svg:x="7.667cm" svg:y="10.207cm">
          <text:p text:style-name="P2"><text:span text:style-name="T3">Sensors::</text:span></text:p>
          <text:p text:style-name="P2"><text:span text:style-name="T3">Read_Gyro()</text:span></text:p>
          <text:p text:style-name="P2"><text:span text:style-name="T3">Read_Encoders()</text:span></text:p>
          <text:p text:style-name="P2"><text:span text:style-name="T3">Read_Ranger()</text:span></text:p>
          <text:p text:style-name="P2"><text:span text:style-name="T3">getCurrent()</text:span></text:p>
          <text:p text:style-name="P2"><text:span text:style-name="T3">getVoltage()</text:span></text:p>
        </draw:rect>
        <draw:rect draw:style-name="gr3" draw:text-style-name="P2" draw:layer="layout" svg:width="4.319cm" svg:height="5.079cm" svg:x="21.955cm" svg:y="10.652cm">
          <text:p text:style-name="P2">Logging</text:p>
        </draw:rect>
        <draw:line draw:style-name="gr8" draw:text-style-name="P2" draw:layer="layout" svg:x1="9.445cm" svg:y1="6.778cm" svg:x2="5.888cm" svg:y2="10.715cm">
          <text:p/>
        </draw:line>
        <draw:line draw:style-name="gr8" draw:text-style-name="P2" draw:layer="layout" svg:x1="10.842cm" svg:y1="6.778cm" svg:x2="10.969cm" svg:y2="10.715cm">
          <text:p/>
        </draw:line>
        <draw:rect draw:style-name="gr5" draw:text-style-name="P2" draw:layer="layout" svg:width="3.81cm" svg:height="2.286cm" svg:x="17.255cm" svg:y="10.207cm">
          <text:p text:style-name="P2"><text:span text:style-name="T3">headingKalman()</text:span></text:p>
        </draw:rect>
        <draw:line draw:style-name="gr8" draw:text-style-name="P2" draw:layer="layout" svg:x1="13.509cm" svg:y1="6.778cm" svg:x2="17.7cm" svg:y2="10.461cm">
          <text:p/>
        </draw:line>
        <draw:rect draw:style-name="gr5" draw:text-style-name="P2" draw:layer="layout" svg:width="5.08cm" svg:height="1.142cm" svg:x="18.272cm" svg:y="6.016cm">
          <text:p text:style-name="P2"><text:span text:style-name="T4">SystemState FIFO</text:span></text:p>
        </draw:rect>
        <draw:line draw:style-name="gr9" draw:text-style-name="P2" draw:layer="layout" svg:x1="15.605cm" svg:y1="6.207cm" svg:x2="18.526cm" svg:y2="6.588cm">
          <text:p text:style-name="P2">W</text:p>
        </draw:line>
        <draw:rect draw:style-name="gr5" draw:text-style-name="P2" draw:layer="layout" svg:width="3.43cm" svg:height="1.842cm" svg:x="13.001cm" svg:y="3.793cm">
          <text:p text:style-name="P2"><text:span text:style-name="T5">beginRun()</text:span></text:p>
          <text:p text:style-name="P2"><text:span text:style-name="T5">endRun()</text:span></text:p>
          <text:p text:style-name="P2"><text:span text:style-name="T5">resetNav()</text:span></text:p>
        </draw:rect>
        <draw:line draw:style-name="gr8" draw:text-style-name="P2" draw:layer="layout" svg:x1="25.13cm" svg:y1="4.365cm" svg:x2="16.24cm" svg:y2="4.683cm">
          <text:p/>
        </draw:line>
        <draw:rect draw:style-name="gr5" draw:text-style-name="P2" draw:layer="layout" svg:width="4.001cm" svg:height="1.27cm" svg:x="3.667cm" svg:y="2.714cm">
          <text:p text:style-name="P2">Throttle PID</text:p>
        </draw:rect>
        <draw:rect draw:style-name="gr5" draw:text-style-name="P2" draw:layer="layout" svg:width="4.001cm" svg:height="1.27cm" svg:x="3.539cm" svg:y="5.445cm">
          <text:p text:style-name="P2">Navigation</text:p>
        </draw:rect>
        <draw:rect draw:style-name="gr5" draw:text-style-name="P2" draw:layer="layout" svg:width="3.81cm" svg:height="2.286cm" svg:x="22.21cm" svg:y="10.271cm">
          <text:p text:style-name="P2"><text:span text:style-name="T3">logData()</text:span></text:p>
        </draw:rect>
        <draw:line draw:style-name="gr8" draw:text-style-name="P2" draw:layer="layout" svg:x1="25.511cm" svg:y1="4.873cm" svg:x2="24.812cm" svg:y2="10.398cm">
          <text:p/>
        </draw:line>
        <draw:line draw:style-name="gr10" draw:text-style-name="P2" draw:layer="layout" svg:x1="22.145cm" svg:y1="6.905cm" svg:x2="22.526cm" svg:y2="10.398cm">
          <text:p text:style-name="P2">R</text:p>
        </draw:line>
        <draw:line draw:style-name="gr10" draw:text-style-name="P2" draw:layer="layout" svg:x1="9.191cm" svg:y1="10.398cm" svg:x2="10.271cm" svg:y2="6.651cm">
          <text:p text:style-name="P2">R</text:p>
        </draw:line>
        <draw:rect draw:style-name="gr4" draw:text-style-name="P1" draw:layer="layout" svg:width="5.08cm" svg:height="1.142cm" svg:x="17.954cm" svg:y="1.191cm">
          <text:p text:style-name="P1"><text:span text:style-name="T6">Ticker @ 100Hz</text:span></text:p>
        </draw:rect>
        <draw:line draw:style-name="gr8" draw:text-style-name="P2" draw:layer="layout" svg:x1="18.335cm" svg:y1="1.952cm" svg:x2="15.351cm" svg:y2="2.968cm">
          <text:p/>
        </draw:line>
        <draw:rect draw:style-name="gr5" draw:text-style-name="P2" draw:layer="layout" svg:width="6.35cm" svg:height="1.524cm" svg:x="25.638cm" svg:y="6.27cm">
          <text:p text:style-name="P2">displayData</text:p>
        </draw:rect>
        <draw:line draw:style-name="gr10" draw:text-style-name="P2" draw:layer="layout" svg:x1="23.161cm" svg:y1="6.715cm" svg:x2="26.019cm" svg:y2="7.159cm">
          <text:p text:style-name="P2">R</text:p>
        </draw:line>
        <draw:polyline draw:style-name="gr11" draw:text-style-name="P2" draw:layer="layout" svg:width="17.027cm" svg:height="4.114cm" draw:transform="rotate (0.271573231610266) translate (10.9690767251564cm 9.44624996713207cm)" svg:viewBox="0 0 17028 4115" draw:points="0,1185 1186,0 15729,4115 17028,2763">
          <text:p/>
        </draw:polyline>
        <draw:frame draw:style-name="gr12" draw:layer="layout" svg:width="0.959cm" svg:height="0.963cm" svg:x="27.092cm" svg:y="8.175cm">
          <draw:text-box>
            <text:p>R</text:p>
          </draw:text-box>
        </draw:frame>
        <draw:rect draw:style-name="gr13" draw:text-style-name="P1" draw:layer="layout" svg:width="6.35cm" svg:height="1.524cm" svg:x="33.258cm" svg:y="4.619cm">
          <text:p text:style-name="P1"><text:span text:style-name="T1">Main Loop</text:span></text:p>
        </draw:rect>
        <draw:line draw:style-name="gr8" draw:text-style-name="P2" draw:layer="layout" svg:x1="33.575cm" svg:y1="5.064cm" svg:x2="30.908cm" svg:y2="4.365cm">
          <text:p/>
        </draw:line>
        <draw:line draw:style-name="gr8" draw:text-style-name="P2" draw:layer="layout" svg:x1="33.766cm" svg:y1="5.762cm" svg:x2="31.416cm" svg:y2="6.905cm">
          <text:p/>
        </draw:line>
        <draw:rect draw:style-name="gr5" draw:text-style-name="P2" draw:layer="layout" svg:width="6.35cm" svg:height="1.524cm" svg:x="36.687cm" svg:y="9.128cm">
          <text:p text:style-name="P2">Calibrate Compass</text:p>
        </draw:rect>
        <draw:rect draw:style-name="gr5" draw:text-style-name="P2" draw:layer="layout" svg:width="6.35cm" svg:height="1.524cm" svg:x="37.703cm" svg:y="10.461cm">
          <text:p text:style-name="P2">Swing Compass</text:p>
        </draw:rect>
        <draw:rect draw:style-name="gr5" draw:text-style-name="P2" draw:layer="layout" svg:width="6.35cm" svg:height="1.524cm" svg:x="36.052cm" svg:y="11.795cm">
          <text:p text:style-name="P2">Reset</text:p>
        </draw:rect>
        <draw:rect draw:style-name="gr3" draw:text-style-name="P2" draw:layer="layout" svg:width="4.319cm" svg:height="5.079cm" svg:x="30.4cm" svg:y="10.78cm">
          <text:p text:style-name="P2">User Interface</text:p>
        </draw:rect>
        <draw:rect draw:style-name="gr5" draw:text-style-name="P2" draw:layer="layout" svg:width="3.81cm" svg:height="2.286cm" svg:x="30.718cm" svg:y="12.43cm">
          <text:p text:style-name="P2">LCD Driver,</text:p>
          <text:p text:style-name="P2">Graphs</text:p>
        </draw:rect>
        <draw:rect draw:style-name="gr5" draw:text-style-name="P2" draw:layer="layout" svg:width="6.35cm" svg:height="1.524cm" svg:x="39.227cm" svg:y="7.794cm">
          <text:p text:style-name="P2">Calibrate Gyro</text:p>
        </draw:rect>
        <draw:line draw:style-name="gr8" draw:text-style-name="P2" draw:layer="layout" svg:x1="37.385cm" svg:y1="5.89cm" svg:x2="37.83cm" svg:y2="7.731cm">
          <text:p/>
        </draw:line>
        <draw:rect draw:style-name="gr5" draw:text-style-name="P2" draw:layer="layout" svg:width="6.35cm" svg:height="1.524cm" svg:x="39.354cm" svg:y="13.001cm">
          <text:p text:style-name="P2">GPS Serial Bridge</text:p>
        </draw:rect>
        <draw:line draw:style-name="gr8" draw:text-style-name="P2" draw:layer="layout" svg:x1="35.48cm" svg:y1="5.826cm" svg:x2="33.384cm" svg:y2="10.906cm">
          <text:p/>
        </draw:line>
        <draw:polyline draw:style-name="gr11" draw:text-style-name="P2" draw:layer="layout" svg:width="7.552cm" svg:height="2.652cm" draw:transform="rotate (0.271573231610266) translate (26.8067219294242cm 7.91509860851894cm)" svg:viewBox="0 0 7553 2653" draw:points="0,1324 4771,2653 7553,0">
          <text:p/>
        </draw:polyline>
        <draw:frame draw:style-name="gr12" draw:layer="layout" svg:width="0.959cm" svg:height="0.963cm" svg:x="33.004cm" svg:y="6.524cm">
          <draw:text-box>
            <text:p>R</text:p>
          </draw:text-box>
        </draw:frame>
        <draw:line draw:style-name="gr10" draw:text-style-name="P2" draw:layer="layout" svg:x1="23.098cm" svg:y1="6.207cm" svg:x2="33.575cm" svg:y2="5.381cm">
          <text:p text:style-name="P2">R</text:p>
        </draw:line>
        <draw:frame draw:style-name="gr12" draw:layer="layout" svg:width="3.317cm" svg:height="0.963cm" svg:x="39.466cm" svg:y="17.626cm">
          <draw:text-box>
            <text:p>6/18/2012</text:p>
          </draw:text-box>
        </draw:frame>
        <draw:rect draw:style-name="gr7" draw:text-style-name="P2" draw:layer="layout" svg:width="6.287cm" svg:height="2.286cm" svg:x="22.717cm" svg:y="18.97cm">
          <text:p text:style-name="P2">SDFileSystem</text:p>
          <text:p text:style-name="P2"><text:span text:style-name="T3">(FAT32 implementation)</text:span></text:p>
        </draw:rect>
        <draw:line draw:style-name="gr9" draw:text-style-name="P2" draw:layer="layout" svg:x1="25.765cm" svg:y1="15.414cm" svg:x2="27.098cm" svg:y2="19.288cm">
          <text:p text:style-name="P2">W</text:p>
        </draw:line>
        <draw:line draw:style-name="gr8" draw:text-style-name="P2" draw:layer="layout" svg:x1="39.227cm" svg:y1="20.196cm" svg:x2="36.242cm" svg:y2="20.196cm">
          <text:p/>
        </draw:line>
        <draw:line draw:style-name="gr10" draw:text-style-name="P2" draw:layer="layout" svg:x1="36.369cm" svg:y1="20.758cm" svg:x2="39.227cm" svg:y2="20.821cm">
          <text:p text:style-name="P2">R</text:p>
        </draw:line>
        <draw:line draw:style-name="gr9" draw:text-style-name="P2" draw:layer="layout" svg:x1="36.433cm" svg:y1="21.574cm" svg:x2="39.227cm" svg:y2="21.574cm">
          <text:p text:style-name="P2">W</text:p>
        </draw:line>
        <draw:frame draw:style-name="gr12" draw:layer="layout" svg:width="2.013cm" svg:height="2.387cm" svg:x="39.227cm" svg:y="19.758cm">
          <draw:text-box>
            <text:p>Call</text:p>
            <text:p>Read</text:p>
            <text:p>Write</text:p>
          </draw:text-box>
        </draw:frame>
        <draw:rect draw:style-name="gr5" draw:text-style-name="P2" draw:layer="layout" svg:width="3.81cm" svg:height="3.429cm" svg:x="12.049cm" svg:y="10.207cm">
          <text:p text:style-name="P2"><text:span text:style-name="T3">GPS::</text:span></text:p>
          <text:p text:style-name="P2"><text:span text:style-name="T3">process()</text:span></text:p>
          <text:p text:style-name="P2"><text:span text:style-name="T3"/></text:p>
        </draw:rect>
        <draw:rect draw:style-name="gr7" draw:text-style-name="P2" draw:layer="layout" svg:width="3.81cm" svg:height="4.89cm" svg:x="12.049cm" svg:y="13.636cm">
          <text:p text:style-name="P2"><text:span text:style-name="T2">TinyGPS</text:span></text:p>
        </draw:rect>
        <draw:line draw:style-name="gr14" draw:text-style-name="P2" draw:layer="layout" svg:x1="13.954cm" svg:y1="10.461cm" svg:x2="14.652cm" svg:y2="9.128cm">
          <text:p/>
        </draw:line>
        <draw:line draw:style-name="gr8" draw:text-style-name="P2" draw:layer="layout" svg:x1="11.858cm" svg:y1="6.715cm" svg:x2="12.684cm" svg:y2="10.715cm">
          <text:p/>
        </draw:line>
        <draw:line draw:style-name="gr8" draw:text-style-name="P2" draw:layer="layout" svg:x1="10.843cm" svg:y1="6.779cm" svg:x2="10.97cm" svg:y2="10.716cm">
          <text:p/>
        </draw:line>
        <draw:rect draw:style-name="gr4" draw:text-style-name="P1" draw:layer="layout" svg:width="2.794cm" svg:height="0.634cm" svg:x="42.91cm" svg:y="18.97cm">
          <text:p text:style-name="P1"><text:span text:style-name="T6">real time</text:span></text:p>
        </draw:rect>
        <draw:rect draw:style-name="gr15" draw:text-style-name="P4" draw:layer="layout" svg:width="2.794cm" svg:height="0.634cm" svg:x="42.91cm" svg:y="19.732cm">
          <text:p text:style-name="P3"><text:span text:style-name="T2">module</text:span></text:p>
        </draw:rect>
        <draw:rect draw:style-name="gr16" draw:text-style-name="P1" draw:layer="layout" svg:width="2.794cm" svg:height="0.634cm" svg:x="42.91cm" svg:y="20.495cm">
          <text:p text:style-name="P1"><text:span text:style-name="T6">Main loop</text:span></text:p>
        </draw:rect>
        <draw:rect draw:style-name="gr17" draw:text-style-name="P3" draw:layer="layout" svg:width="2.794cm" svg:height="0.634cm" svg:x="42.91cm" svg:y="21.257cm">
          <text:p text:style-name="P3"><text:span text:style-name="T2">my code</text:span></text:p>
        </draw:rect>
        <draw:rect draw:style-name="gr18" draw:text-style-name="P3" draw:layer="layout" svg:width="2.794cm" svg:height="0.634cm" svg:x="42.91cm" svg:y="22.018cm">
          <text:p text:style-name="P3"><text:span text:style-name="T2">reuse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Shimniok</meta:initial-creator>
    <meta:creation-date>2012-05-17T08:25:27.26</meta:creation-date>
    <dc:date>2012-06-18T08:21:34.85</dc:date>
    <dc:creator>Michael Shimniok</dc:creator>
    <meta:editing-duration>PT1H51M52S</meta:editing-duration>
    <meta:editing-cycles>10</meta:editing-cycles>
    <meta:generator>OpenOffice.org/3.3$Win32 OpenOffice.org_project/330m20$Build-9567</meta:generator>
    <meta:document-statistic meta:object-count="65"/>
  </office:meta>
</office:document-meta>
</file>